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211e7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1211e7"/>
    </style:style>
    <style:style style:name="P3" style:family="paragraph" style:parent-style-name="Standard">
      <style:paragraph-properties fo:text-align="center" style:justify-single-word="false" style:writing-mode="rl-tb"/>
      <style:text-properties style:font-name="AALMAGHRIBI" fo:font-size="26pt" fo:language="en" fo:country="US" officeooo:paragraph-rsid="001211e7" style:font-name-asian="Times New Roman" style:font-size-asian="26pt" style:font-name-complex="AALMAGHRIBI1" style:font-size-complex="26pt"/>
    </style:style>
    <style:style style:name="P4" style:family="paragraph" style:parent-style-name="Standard">
      <style:paragraph-properties fo:margin-top="0in" fo:margin-bottom="0in" style:contextual-spacing="false" fo:text-align="center" style:justify-single-word="false" fo:break-before="page" style:writing-mode="rl-tb"/>
      <style:text-properties officeooo:paragraph-rsid="001211e7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ڤتَّحْرۣيمِ]</text:h>
      <text:p text:style-name="P2" loext:marker-style-name="T2"><text:span text:style-name="T2">© </text:span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span text:style-name="T2">يَـٰٓأَيُّهَا‏ </text:span><text:span text:style-name="T5">۰</text:span><text:span text:style-name="T2">لنَّبِىٓءُ لِمَ تُحَرّۣمُ مَآ أَحَــلَّ </text:span><text:span text:style-name="T5">۰</text:span><text:span text:style-name="T2">للَّهُ لَــكَ تَبْتَغِى مَرْضَاتَ أَزْوَ؛جِــكَؐ وَاللَّهُ غَفُورٌ رَّحِيمٌؐ </text:span><text:span text:style-name="T3">(1)</text:span><text:span text:style-name="T2"> قَدْ فَرَضضضَ </text:span><text:span text:style-name="T5">۰</text:span><text:span text:style-name="T2">للَّهُ لَكُمْ تَحِلَّةَ أَيْمَـٰنِكُمْؐ وَاللَّهُ مَوْلۭيٰكُمْؐ وَهُوَ </text:span><text:span text:style-name="T5">۰</text:span><text:span text:style-name="T2">لْعَلِيمُ </text:span><text:span text:style-name="T5">۴</text:span><text:span text:style-name="T2">لْحَكِيمُؐ </text:span><text:span text:style-name="T3">(2)</text:span><text:span text:style-name="T2"> وَإِذَ اَسَرَّ‏ </text:span><text:span text:style-name="T5">۰</text:span><text:span text:style-name="T2">لنَّبِىٓءُ اِ۬لَـيٰ بَعْضِ أَزْوَ؛جِهِ” حَدِيثاًؐ فَلَمَّا نَبَّأَتْ بِهِ” وَأَظْهَرَهُ </text:span><text:span text:style-name="T5">۴</text:span><text:span text:style-name="T2">للَّهُ عَلَيْهِ عَرَّفَ بَعْضَهُ„ وَأَعْرَضضضَ عَنۢ بَعْـضٍؐ فَلَمَّا نَبَّأَهَا بِهِ” قَالَتْ مَــنَ اَنۢبَأَكككَ هَـٰذَا قَالَ نَبَّأَنِــيَ </text:span><text:span text:style-name="T5">۰</text:span><text:span text:style-name="T2">لْعَلِيمُ </text:span><text:span text:style-name="T5">۴</text:span><text:span text:style-name="T2">لْخَبِيرُؐ </text:span><text:span text:style-name="T3">(3)</text:span><text:span text:style-name="T2"> إِن تَتُوبَآ</text:span></text:p>
      <text:p text:style-name="P3" loext:marker-style-name="T2"/>
      <text:p text:style-name="P4" loext:marker-style-name="T2"><text:span text:style-name="T2">58</text:span></text:p>
      <text:p text:style-name="P2" loext:marker-style-name="T2"><text:span text:style-name="T2">إِلَــي </text:span><text:span text:style-name="T5">۰</text:span><text:span text:style-name="T2">للَّهِ فَقَدْ صَغَتْ قُلُوبُكُمَاؐ وَإِن تَظَّـٰهَرَا عَلَيْهِ فَإِنَّ </text:span><text:span text:style-name="T5">۰</text:span><text:span text:style-name="T2">للَّهَ هُوَ مَوْلۭيٰهُ وَجِبْرۣيلُ وَصَـٰلِحُ </text:span><text:span text:style-name="T5">۴</text:span><text:span text:style-name="T2">لْمُومِنِينَؐ وَالْمَلَئِكَةُ بَعْدَ ذَ؛لِــكَ ظَهِير٘ؐ </text:span><text:span text:style-name="T3">(4)</text:span><text:span text:style-name="T2"> عَسۭيٰ رَبُّهُ; إِن طَلَّقَكُنَّ أَنْ يُّبَدِّلَهُ; أَزْوَ؛جاٗ خَيْراً مِّنكُــنَّ مُسْلِمَـٰتٍ مُّومِنَـٰتٍ قَـٰنِتَـٰتٍ تَـٰٓئِبَـٰتٖ عَـٰبِدَ؛تٍ سَـٰٓئِـحَـٰتٍ ثَيِّبَـٰتٍ وَأَبْكَاراًؐ </text:span><text:span text:style-name="T3">(5)</text:span><text:span text:style-name="T2"> يَـٰٓأَيُّهَا </text:span><text:span text:style-name="T5">۰</text:span><text:span text:style-name="T2">لذِينَ ءَامَنُواْ قُوٓاْ أَنفُسَكُمْ وَأَهْلِيكُمْ نَاراً وَقُودُهَا </text:span><text:span text:style-name="T5">۰</text:span><text:span text:style-name="T2">لنَّاسُ وَالْحِجَارَةُ عَلَيْهَا مَلَئِكَة٘ غِچَظٌ شِدَادٌ لاَّ يَعْصُونَ </text:span><text:span text:style-name="T5">۰</text:span><text:span text:style-name="T2">للَّهَ مَآ أَمَرَهُمْ وَيَفْعَلُونَ مَا يُومَرُونَؐ </text:span><text:span text:style-name="T3">(6)</text:span><text:span text:style-name="T2"> يَـٰٓأَيُّهَا </text:span><text:span text:style-name="T5">۰</text:span><text:span text:style-name="T2">لذِينَ كَفَرُواْ لاَ تَعْتَذِرُواْ </text:span><text:span text:style-name="T5">۴</text:span><text:span text:style-name="T2">لْيَوْمَ إِنَّمَا تُجْزَوْنَ مَا كُنتُمْ تَعْمَلُونَؐ </text:span><text:span text:style-name="T3">(7)</text:span><text:span text:style-name="T2"> ® يَـٰٓأَيُّهَا </text:span><text:span text:style-name="T5">۰</text:span><text:span text:style-name="T2">لذِيــنَ ءَامَنُواْ تُوبُوٓاْ إِلَــي </text:span><text:span text:style-name="T5">۰</text:span><text:span text:style-name="T2">للَّهِ تَوْبَةً نَّصُوحاٗ عَسۭيٰ رَبُّكُمُ; أَنْ يُّكَفِّرَ عَنكُمْ سَيِّـَٔاتِكُمْ وَيُدْخِلَكُمْ جَنَّـٰتٍ تَجْرۣى مِــن تَحْتِهَا </text:span><text:span text:style-name="T5">۰</text:span><text:span text:style-name="T2">لاَنْهَـٰرُ يَوْمَ لاَ يُخْزۣى </text:span><text:span text:style-name="T5">۱</text:span><text:span text:style-name="T2">للَّهُ </text:span><text:span text:style-name="T5">۴</text:span><text:span text:style-name="T2">لنَّبِىٓءَ وَالذِيــنَ ءَامَنُواْ مَعَهُ, نُورُهُمْ يَسْعۭيٰ بَيْنَ أَيْدِيهِمْ وَبِأَيْمَـٰنِهِمْؐ يَقُولُونَ رَبَّنَآ أَتْمِمْ لَنَا نُورَنَا وَاغْفِرْ لَنَآؐ إِنَّــكَ عَلَــيٰ كُلِّ شَيْءٍ قَدِيرٌؐ </text:span><text:span text:style-name="T3">(8)</text:span><text:span text:style-name="T2"> يَـٰٓأَيُّهَا‏ </text:span><text:span text:style-name="T5">۰</text:span><text:span text:style-name="T2">لنَّبِىٓءُ جَـٰهِدِ </text:span><text:span text:style-name="T5">۱</text:span><text:span text:style-name="T2">لْكُفَّارَ وَالْمُنَـٰفِقِينَ</text:span></text:p>
      <text:p text:style-name="P3" loext:marker-style-name="T2"/>
      <text:p text:style-name="P4" loext:marker-style-name="T2"><text:span text:style-name="T2">584</text:span></text:p>
      <text:p text:style-name="P2" loext:marker-style-name="T2"><text:span text:style-name="T2">وَاغْلُظْ عَلَيْهِمْؐ وَمَأْوۭيٰهُمْ جَهَنَّمُؐ وَبِيــسَ </text:span><text:span text:style-name="T5">۰</text:span><text:span text:style-name="T2">لْمَصِيرُؐ </text:span><text:span text:style-name="T3">(9)</text:span><text:span text:style-name="T2"> ضَرَبَ </text:span><text:span text:style-name="T5">۰</text:span><text:span text:style-name="T2">للَّهُ مَثَلًا لِّلذِيــنَ كَفَرُواْ èمْرَأَتَ نُوحٍ وَامْرَأَتَ لُوطٍؐ كَانَتَا تَحْتَ عَبْدَيْـنِ مِنْ عِبَادِنَا صَالِحَيْــنۣ فَخَانَتَـٰهُمَا فَلَمْ يُغْنِيَا عَنْهُمَا مِــنَ </text:span><text:span text:style-name="T5">۰</text:span><text:span text:style-name="T2">للَّهِ شَيْـٔاًؐ وَقِيــلَ </text:span><text:span text:style-name="T5">۸</text:span><text:span text:style-name="T2">دْخُلاَ </text:span><text:span text:style-name="T5">۰</text:span><text:span text:style-name="T2">لنَّارَ مَعَ </text:span><text:span text:style-name="T5">۰</text:span><text:span text:style-name="T2">لدَّ؛خِلِينَؐ </text:span><text:span text:style-name="T3">(10)</text:span><text:span text:style-name="T2"> وَضَرَبَ </text:span><text:span text:style-name="T5">۰</text:span><text:span text:style-name="T2">للَّهُ مَثَلًا لِّلذِيــنَ ءَامَنُواْ èمْرَأَتَ فِرْعَوْنَ إِذْ قَالَتْ رَبِّ 'بْـنِ لِى عِندَكككَ بَيْتاً فِى </text:span><text:span text:style-name="T5">۱</text:span><text:span text:style-name="T2">لْجَنَّةِ وَنَجِّنِى مِن فِرْعَوْنَ وَعَمَلِهِ” وَنَجِّنِى مِــنَ </text:span><text:span text:style-name="T5">۰</text:span><text:span text:style-name="T2">لْقَوْمِ </text:span><text:span text:style-name="T5">۱</text:span><text:span text:style-name="T2">لظَّـٰلِمِينَؐ </text:span><text:span text:style-name="T3">(11)</text:span><text:span text:style-name="T2"> وَمَرْيَمَ "بْنَتَ عِمْرَ؛نَ </text:span><text:span text:style-name="T5">۰</text:span><text:span text:style-name="T2">لتِىٓ أَحْصَنَتْ فَرْجَهَا فَنَفَخْنَا فِيهِ مِن رُّوحِنَا وَصَدَّقَتْ بِكَلِمَـٰتِ رَبِّهَا وَكِتَـٰبِهِ” وَكَانَتْ مِــنَ </text:span><text:span text:style-name="T5">۰</text:span><text:span text:style-name="T2">لْقَـٰنِتِينَ </text:span><text:span text:style-name="T3">(12)</text:span><text:span text:style-name="T2">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24:06.512923890</meta:creation-date>
    <dc:date>2025-03-03T14:24:18.665999606</dc:date>
    <meta:editing-duration>PT14S</meta:editing-duration>
    <meta:editing-cycles>1</meta:editing-cycles>
    <meta:document-statistic meta:table-count="0" meta:image-count="0" meta:object-count="0" meta:page-count="3" meta:paragraph-count="6" meta:word-count="274" meta:character-count="1528" meta:non-whitespace-character-count="1262"/>
    <meta:generator>LibreOffice/24.8.2.1$Linux_X86_64 LibreOffice_project/0f794b6e29741098670a3b95d60478a65d05ef13</meta:generator>
  </office:meta>
</office:document-meta>
</file>